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Cantarell Light" svg:font-family="'Cantarell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8.75cm" fo:min-width="14.25cm"/>
      <style:paragraph-properties style:writing-mode="lr-tb"/>
    </style:style>
    <style:style style:name="gr2" style:family="graphic" style:parent-style-name="standard">
      <style:graphic-properties draw:fill="solid" draw:fill-color="#355269" draw:textarea-horizontal-align="justify" draw:textarea-vertical-align="top" draw:auto-grow-height="false" fo:min-height="1.75cm" fo:min-width="7cm"/>
      <style:paragraph-properties style:writing-mode="lr-tb"/>
    </style:style>
    <style:style style:name="gr3" style:family="graphic" style:parent-style-name="standard">
      <style:graphic-properties draw:fill="solid" draw:fill-color="#355269" draw:textarea-horizontal-align="justify" draw:textarea-vertical-align="top" draw:auto-grow-height="false" fo:min-height="1.75cm" fo:min-width="3.25cm"/>
      <style:paragraph-properties style:writing-mode="lr-tb"/>
    </style:style>
    <style:style style:name="gr4" style:family="graphic" style:parent-style-name="standard">
      <style:graphic-properties draw:fill="solid" draw:fill-color="#355269" draw:textarea-horizontal-align="justify" draw:textarea-vertical-align="top" draw:auto-grow-height="false" fo:min-height="1.75cm" fo:min-width="4.5cm"/>
      <style:paragraph-properties style:writing-mode="lr-tb"/>
    </style:style>
    <style:style style:name="gr5" style:family="graphic" style:parent-style-name="objectwithoutfill">
      <style:graphic-properties svg:stroke-width="0.3cm" draw:marker-start-width="0.65cm" draw:marker-end="Arrowheads_20_1" draw:marker-end-width="0.75cm" draw:fill="none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textarea-horizontal-align="justify" draw:textarea-vertical-align="middle" draw:auto-grow-height="false" fo:min-height="1.872cm" fo:min-width="4.628cm"/>
      <style:paragraph-properties style:writing-mode="lr-tb"/>
    </style:style>
    <style:style style:name="gr7" style:family="graphic" style:parent-style-name="objectwithoutfill">
      <style:graphic-properties svg:stroke-width="0.3cm" draw:marker-start-width="0.65cm" draw:marker-end="Arrowheads_20_3" draw:marker-end-width="0.75cm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svg:stroke-width="0.3cm" draw:marker-start-width="0.65cm" draw:marker-end="Arrowheads_20_4" draw:marker-end-width="0.7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svg:stroke-width="0.3cm" draw:marker-start-width="0.65cm" draw:marker-end="Arrowheads_20_5" draw:marker-end-width="0.7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Cantarell Light" fo:font-size="32pt" style:font-size-asian="32pt" style:font-size-complex="32pt"/>
    </style:style>
    <style:style style:name="P3" style:family="paragraph">
      <loext:graphic-properties draw:fill="solid" draw:fill-color="#355269"/>
      <style:paragraph-properties fo:text-align="start"/>
      <style:text-properties fo:color="#ffffff" loext:opacity="100%" style:font-name="Cantarell Light"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loext:opacity="100%" style:font-name="Cantarell Light" fo:font-size="24pt" style:font-size-asian="24pt" style:font-size-complex="24pt"/>
    </style:style>
    <style:style style:name="T1" style:family="text">
      <style:text-properties fo:color="#ffffff" loext:opacity="100%" style:font-name="Cantarell Light" fo:font-size="32pt" style:font-size-asian="32pt" style:font-size-complex="32pt"/>
    </style:style>
    <style:style style:name="T2" style:family="text">
      <style:text-properties fo:color="#ffffff" loext:opacity="100%" style:font-name="Cantarell Light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75cm" svg:height="9cm" svg:x="1.15cm" svg:y="1.1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7.5cm" svg:height="2cm" svg:x="4.4cm" svg:y="2.1cm">
          <text:p text:style-name="P1"><text:span text:style-name="T1">Local Vari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75cm" svg:height="2cm" svg:x="3.15cm" svg:y="6.6cm">
          <text:p text:style-name="P1"><text:span text:style-name="T1">Gett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5cm" svg:height="2cm" svg:x="8.65cm" svg:y="6.6cm">
          <text:p text:style-name="P1"><text:span text:style-name="T1">Mutati</text:span><text:span text:style-name="T1">on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15cm" svg:y1="4.1cm" svg:x2="5.025cm" svg:y2="6.6cm" draw:start-shape="id1" draw:start-glue-point="2" draw:end-shape="id2" draw:end-glue-point="0" svg:d="M8150 4100l-3125 2500" svg:viewBox="0 0 3126 2501">
          <text:p/>
        </draw:connector>
        <draw:custom-shape draw:style-name="gr6" draw:text-style-name="P6" xml:id="id3" draw:id="id3" draw:layer="layout" svg:width="7.25cm" svg:height="3cm" svg:x="4.775cm" svg:y="12.1cm">
          <text:p text:style-name="P5"><text:span text:style-name="T2">Compon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" svg:x1="5.025cm" svg:y1="8.6cm" svg:x2="8.4cm" svg:y2="12.1cm" draw:start-shape="id2" draw:start-glue-point="2" draw:end-shape="id3" draw:end-glue-point="4" svg:d="M5025 8600l3375 3500" svg:viewBox="0 0 3376 3501">
          <text:p/>
        </draw:connector>
        <draw:connector draw:style-name="gr8" draw:text-style-name="P4" draw:layer="layout" draw:type="line" svg:x1="8.4cm" svg:y1="12.1cm" svg:x2="11.15cm" svg:y2="8.6cm" draw:start-shape="id3" draw:start-glue-point="4" draw:end-shape="id4" draw:end-glue-point="2" svg:d="M8400 12100l2750-3500" svg:viewBox="0 0 2751 3501">
          <text:p/>
        </draw:connector>
        <draw:connector draw:style-name="gr9" draw:text-style-name="P4" draw:layer="layout" draw:type="line" svg:x1="11.15cm" svg:y1="6.6cm" svg:x2="8.15cm" svg:y2="4.1cm" draw:start-shape="id4" draw:start-glue-point="0" draw:end-shape="id1" draw:end-glue-point="2" svg:d="M11150 6600l-3000-2500" svg:viewBox="0 0 3001 25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Cantarell Light" svg:font-family="'Cantarell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2cm" fo:page-height="16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5T19:59:30.101574994</meta:creation-date>
    <dc:date>2021-09-05T20:05:24.682439000</dc:date>
    <meta:editing-duration>PT46S</meta:editing-duration>
    <meta:editing-cycles>1</meta:editing-cycles>
    <meta:document-statistic meta:object-count="9"/>
    <meta:generator>LibreOffice/7.2.0.4$Linux_X86_64 LibreOffice_project/20$Build-4</meta:generator>
  </office:meta>
</office:document-meta>
</file>